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5684" calcext:value-type="float">
            <text:p>14.2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0924" calcext:value-type="float">
            <text:p>14.25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0172" calcext:value-type="float">
            <text:p>14.3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8148" calcext:value-type="float">
            <text:p>14.13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22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0" meta:object-count="0"/>
    <meta:user-defined meta:name="AppVersion">3.0</meta:user-defined>
  </office:meta>
</office:document-meta>
</file>